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d428" draw:fill-color="#ffffd7" draw:textarea-horizontal-align="justify" draw:textarea-vertical-align="middle" draw:auto-grow-height="false" fo:min-height="6.294cm" fo:min-width="16.044cm"/>
    </style:style>
    <style:style style:name="gr2" style:family="graphic" style:parent-style-name="standard">
      <style:graphic-properties svg:stroke-color="#e8a202" draw:fill-color="#fff5ce" draw:textarea-horizontal-align="justify" draw:textarea-vertical-align="middle" draw:auto-grow-height="false" fo:min-height="1.038cm" fo:min-width="4.501cm"/>
      <style:paragraph-properties style:writing-mode="lr-tb"/>
    </style:style>
    <style:style style:name="gr3" style:family="graphic" style:parent-style-name="standard">
      <style:graphic-properties svg:stroke-color="#e8a202" draw:fill-color="#fff5ce" draw:textarea-horizontal-align="justify" draw:textarea-vertical-align="middle" draw:auto-grow-height="false" fo:min-height="0.878cm" fo:min-width="5.128cm"/>
      <style:paragraph-properties style:writing-mode="lr-tb"/>
    </style:style>
    <style:style style:name="gr4" style:family="graphic" style:parent-style-name="standard">
      <style:graphic-properties svg:stroke-color="#e8a202" draw:fill-color="#fff5ce" draw:textarea-horizontal-align="justify" draw:textarea-vertical-align="middle" draw:auto-grow-height="false" fo:min-height="1.104cm" fo:min-width="1.854cm"/>
      <style:paragraph-properties style:writing-mode="lr-tb"/>
    </style:style>
    <style:style style:name="gr5" style:family="graphic" style:parent-style-name="standard">
      <style:graphic-properties svg:stroke-color="#1e6a39" draw:fill-color="#dde8cb" draw:textarea-horizontal-align="justify" draw:textarea-vertical-align="middle" draw:auto-grow-height="false" fo:min-height="3.75cm" fo:min-width="15.707cm"/>
    </style:style>
    <style:style style:name="gr6" style:family="graphic" style:parent-style-name="standard">
      <style:graphic-properties svg:stroke-color="#780373" draw:fill-color="#e0c2cd" draw:textarea-horizontal-align="justify" draw:textarea-vertical-align="middle" draw:auto-grow-height="false" fo:min-height="0.536cm" fo:min-width="1.544cm"/>
      <style:paragraph-properties style:writing-mode="lr-tb"/>
    </style:style>
    <style:style style:name="gr7" style:family="graphic" style:parent-style-name="standard">
      <style:graphic-properties svg:stroke-color="#069a2e" draw:fill-color="#afd095" draw:textarea-horizontal-align="justify" draw:textarea-vertical-align="middle" draw:auto-grow-height="false" fo:min-height="0.439cm" fo:min-width="10.04cm"/>
      <style:paragraph-properties style:writing-mode="lr-tb"/>
    </style:style>
    <style:style style:name="gr8" style:family="graphic" style:parent-style-name="standard">
      <style:graphic-properties svg:stroke-color="#8d281e" draw:fill-color="#ffd7d7" draw:textarea-horizontal-align="justify" draw:textarea-vertical-align="middle" draw:auto-grow-height="false" fo:min-height="1.15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7.33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6.123cm"/>
      <style:paragraph-properties style:writing-mode="lr-tb"/>
    </style:style>
    <style:style style:name="gr11" style:family="graphic" style:parent-style-name="standard">
      <style:graphic-properties svg:stroke-color="#8d281e" draw:fill-color="#ffd7d7" draw:textarea-horizontal-align="justify" draw:textarea-vertical-align="middle" draw:auto-grow-height="false" fo:min-height="1.954cm" fo:min-width="0cm"/>
    </style:style>
    <style:style style:name="gr12" style:family="graphic" style:parent-style-name="standard">
      <style:graphic-properties svg:stroke-color="#8d281e" draw:fill-color="#ffd7d7" draw:textarea-horizontal-align="justify" draw:textarea-vertical-align="middle" draw:auto-grow-height="false" fo:min-height="0.352cm" fo:min-width="0cm"/>
    </style:style>
    <style:style style:name="gr13" style:family="graphic" style:parent-style-name="standard">
      <style:graphic-properties svg:stroke-color="#8d281e" draw:fill-color="#ffd7d7" draw:textarea-horizontal-align="justify" draw:textarea-vertical-align="middle" draw:auto-grow-height="false" fo:min-height="0.433cm" fo:min-width="0cm"/>
    </style:style>
    <style:style style:name="gr14" style:family="graphic" style:parent-style-name="standard">
      <style:graphic-properties draw:stroke="none" svg:stroke-color="#000000" draw:fill="none" draw:fill-color="#ffffff" fo:min-height="2.448cm"/>
      <style:paragraph-properties style:writing-mode="lr-tb"/>
    </style:style>
    <style:style style:name="P1" style:family="paragraph">
      <loext:graphic-properties draw:fill-color="#ffffd7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5ce"/>
      <style:paragraph-properties fo:text-align="center" style:writing-mode="lr-tb"/>
    </style:style>
    <style:style style:name="P4" style:family="paragraph">
      <loext:graphic-properties draw:fill-color="#dde8cb"/>
      <style:paragraph-properties fo:text-align="center"/>
    </style:style>
    <style:style style:name="P5" style:family="paragraph">
      <style:paragraph-properties fo:text-align="center" style:writing-mode="lr-tb"/>
      <style:text-properties fo:font-size="11pt" style:font-size-asian="11pt" style:font-size-complex="11pt"/>
    </style:style>
    <style:style style:name="P6" style:family="paragraph">
      <loext:graphic-properties draw:fill-color="#e0c2cd"/>
      <style:paragraph-properties fo:text-align="center" style:writing-mode="lr-tb"/>
      <style:text-properties fo:font-size="11pt" style:font-size-asian="11pt" style:font-size-complex="11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loext:graphic-properties draw:fill-color="#e0c2cd"/>
      <style:paragraph-properties fo:text-align="center" style:writing-mode="lr-tb"/>
    </style:style>
    <style:style style:name="P9" style:family="paragraph">
      <loext:graphic-properties draw:fill-color="#afd095"/>
      <style:paragraph-properties fo:text-align="center" style:writing-mode="lr-tb"/>
    </style:style>
    <style:style style:name="P10" style:family="paragraph">
      <loext:graphic-properties draw:fill-color="#ffd7d7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7.25cm" svg:height="7.25cm" svg:x="6.25cm" svg:y="2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cm" svg:height="2.25cm" svg:x="12.115cm" svg:y="15.3cm">
          <text:p text:style-name="P2"><text:span text:style-name="T1">Database</text:span></text:p>
          <draw:enhanced-geometry svg:viewBox="0 0 88 21600" draw:glue-points="44 ?f6 44 0 0 10800 44 21600 88 10800" draw:text-areas="0 ?f6 88 ?f3" draw:type="can" draw:modifiers="6160.462016881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draw:layer="layout" svg:width="5.75cm" svg:height="1.25cm" svg:x="11.865cm" svg:y="12.3cm">
          <text:p text:style-name="P2"><text:span text:style-name="T2">Connector JDB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5cm" svg:height="1.5cm" svg:x="7.75cm" svg:y="3.75cm">
          <text:p text:style-name="P2"><text:span text:style-name="T3">Class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5cm" svg:height="1.5cm" svg:x="11.751cm" svg:y="3.751cm">
          <text:p text:style-name="P2"><text:span text:style-name="T3">Class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5cm" svg:height="1.5cm" svg:x="19.051cm" svg:y="3.751cm">
          <text:p text:style-name="P2"><text:span text:style-name="T3">Class 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9cm" svg:height="4cm" svg:x="4cm" svg:y="5.5cm">
          <text:p/>
          <draw:enhanced-geometry svg:viewBox="0 0 21600 21600" draw:text-areas="?f0 0 21600 21600" draw:type="left-arrow-callout" draw:modifiers="3176.16967528025 999.581032184346 1433.4824482922 8667.14911445439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6" draw:text-style-name="P6" draw:layer="layout" svg:width="3.25cm" svg:height="1.25cm" svg:x="7.5cm" svg:y="6cm">
          <text:p text:style-name="P5"><text:span text:style-name="T1">Class 1 mapping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8" draw:layer="layout" svg:width="3.25cm" svg:height="1.25cm" svg:x="11.601cm" svg:y="6.001cm">
          <text:p text:style-name="P7"><text:span text:style-name="T1">Class 2 mapping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8" draw:layer="layout" svg:width="3.25cm" svg:height="1.25cm" svg:x="18.75cm" svg:y="6cm">
          <text:p text:style-name="P7"><text:span text:style-name="T1">Class n mapping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9" draw:layer="layout" svg:width="15.25cm" svg:height="0.997cm" draw:transform="skewX (-0.0591666616426078) translate (7cm 8.103cm)">
          <text:p text:style-name="P2"><text:span text:style-name="T3">Object relational persistance framewrok</text:span></text:p>
          <draw:enhanced-geometry svg:viewBox="0 0 21600 21600" draw:mirror-horizontal="false" draw:mirror-vertical="false" draw:glue-points="?f6 10800 10800 21600 ?f5 10800 10800 0" draw:text-areas="?f3 ?f3 ?f4 ?f4" draw:type="trapezoid" draw:modifiers="2853.8456494656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10" draw:layer="layout" svg:width="0.5cm" svg:height="1.75cm" svg:x="14.365cm" svg:y="13.5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11" draw:layer="layout" svg:width="7.838cm" svg:height="0.839cm" svg:x="6.5cm" svg:y="1.75cm">
          <draw:text-box>
            <text:p><text:span text:style-name="T4">Object-Oriented Application</text:span></text:p>
          </draw:text-box>
        </draw:frame>
        <draw:frame draw:style-name="gr10" draw:text-style-name="P11" draw:layer="layout" svg:width="6.623cm" svg:height="0.839cm" svg:x="15.777cm" svg:y="17.711cm">
          <draw:text-box>
            <text:p><text:span text:style-name="T4">Relational Data base</text:span></text:p>
          </draw:text-box>
        </draw:frame>
        <draw:custom-shape draw:style-name="gr11" draw:text-style-name="P10" draw:layer="layout" svg:width="0.5cm" svg:height="2.75cm" svg:x="14.4cm" svg:y="9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10" draw:layer="layout" svg:width="0.5cm" svg:height="0.75cm" svg:x="8.75cm" svg:y="5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10" draw:layer="layout" svg:width="0.5cm" svg:height="0.75cm" svg:x="13cm" svg:y="5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10" draw:layer="layout" svg:width="0.5cm" svg:height="0.75cm" svg:x="20.25cm" svg:y="5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0" draw:layer="layout" svg:width="0.5cm" svg:height="0.853cm" svg:x="20.25cm" svg:y="7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0" draw:layer="layout" svg:width="0.5cm" svg:height="0.853cm" svg:x="13cm" svg:y="7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0" draw:layer="layout" svg:width="0.5cm" svg:height="0.853cm" svg:x="8.75cm" svg:y="7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1" draw:layer="layout" svg:width="2.5cm" svg:height="2.698cm" svg:x="1.5cm" svg:y="6.802cm">
          <draw:text-box>
            <text:p><text:span text:style-name="T5">ORM</text:span></text:p>
            <text:p/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15T13:34:56.709837969</meta:creation-date>
    <dc:date>2022-10-18T07:50:58.925000000</dc:date>
    <meta:editing-duration>PT3H6M27S</meta:editing-duration>
    <meta:editing-cycles>4</meta:editing-cycles>
    <meta:generator>LibreOffice/7.0.0.3$Windows_X86_64 LibreOffice_project/8061b3e9204bef6b321a21033174034a5e2ea88e</meta:generator>
    <meta:document-statistic meta:object-count="22"/>
  </office:meta>
</office:document-meta>
</file>